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e1cd" officeooo:paragraph-rsid="0014e1c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>
      <style:text-properties officeooo:rsid="0014e1cd" officeooo:paragraph-rsid="0014e1c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✅ Hadoop WordCount – Complete Execution Steps (After Installation)</text:h>
      <text:p text:style-name="Horizontal_20_Line"/>
      <text:h text:style-name="Heading_20_2" text:outline-level="2">🟢 1. Start Hadoop Services</text:h>
      <text:p text:style-name="Text_20_body">Start all Hadoop daemons:</text:p>
      <text:section text:style-name="Sect1" text:name="code-block-viewer">
        <text:p text:style-name="Preformatted_20_Text">start-dfs.sh</text:p>
      </text:section>
      <text:p text:style-name="Text_20_body">Check running services:</text:p>
      <text:section text:style-name="Sect1" text:name="Section1">
        <text:p text:style-name="Preformatted_20_Text"><text:bookmark text:name="code-block-viewer"/>jps</text:p>
      </text:section>
      <text:p text:style-name="Text_20_body">You should see:</text:p>
      <text:list xml:id="list2015342106" text:style-name="L1">
        <text:list-item>
          <text:p text:style-name="P3">NameNode </text:p>
        </text:list-item>
        <text:list-item>
          <text:p text:style-name="P3">DataNode </text:p>
        </text:list-item>
        <text:list-item>
          <text:p text:style-name="P3">SecondaryNameNode </text:p>
        </text:list-item>
        <text:list-item>
          <text:p text:style-name="P2">Jps </text:p>
        </text:list-item>
      </text:list>
      <text:p text:style-name="Horizontal_20_Line"/>
      <text:h text:style-name="Heading_20_2" text:outline-level="2">🟢 2. Create Input File (Local System)</text:h>
      <text:p text:style-name="Text_20_body">Create a text file:</text:p>
      <text:section text:style-name="Sect1" text:name="Section2">
        <text:p text:style-name="Preformatted_20_Text"><text:bookmark text:name="code-block-viewer1"/>nano input.txt</text:p>
      </text:section>
      <text:p text:style-name="Text_20_body">Example content:</text:p>
      <text:section text:style-name="Sect1" text:name="Section3">
        <text:p text:style-name="Preformatted_20_Text"><text:bookmark text:name="code-block-viewer2"/>hadoop hello world hello</text:p>
      </text:section>
      <text:p text:style-name="Text_20_body">Save and exit.</text:p>
      <text:p text:style-name="Horizontal_20_Line"/>
      <text:h text:style-name="Heading_20_2" text:outline-level="2">🟢 3. Create Directory in HDFS</text:h>
      <text:section text:style-name="Sect1" text:name="Section4">
        <text:p text:style-name="Preformatted_20_Text"><text:bookmark text:name="code-block-viewer3"/>hdfs dfs -mkdir /input</text:p>
      </text:section>
      <text:p text:style-name="Horizontal_20_Line"/>
      <text:h text:style-name="Heading_20_2" text:outline-level="2">🟢 4. Upload Input File to HDFS</text:h>
      <text:section text:style-name="Sect1" text:name="Section5">
        <text:p text:style-name="Preformatted_20_Text"><text:bookmark text:name="code-block-viewer4"/>hdfs dfs -put input.txt /input</text:p>
      </text:section>
      <text:p text:style-name="Text_20_body">Verify:</text:p>
      <text:section text:style-name="Sect1" text:name="Section6">
        <text:p text:style-name="Preformatted_20_Text"><text:bookmark text:name="code-block-viewer5"/>hdfs dfs -ls /input</text:p>
      </text:section>
      <text:p text:style-name="Horizontal_20_Line"/>
      <text:h text:style-name="Heading_20_2" text:outline-level="2">🟢 5. (Important) Delete Old Output Folder (If Exists)</text:h>
      <text:p text:style-name="Text_20_body">Hadoop will NOT overwrite output folder.</text:p>
      <text:section text:style-name="Sect1" text:name="Section7">
        <text:p text:style-name="Preformatted_20_Text"><text:bookmark text:name="code-block-viewer6"/>hdfs dfs -rm -r /output</text:p>
      </text:section>
      <text:p text:style-name="Horizontal_20_Line"/>
      <text:h text:style-name="Heading_20_2" text:outline-level="2"><text:soft-page-break/>🟢 6. Run WordCount MapReduce Program</text:h>
      <text:p text:style-name="Text_20_body">Run the JAR file:</text:p>
      <text:section text:style-name="Sect1" text:name="Section8">
        <text:p text:style-name="Preformatted_20_Text"><text:bookmark text:name="code-block-viewer7"/>hadoop jar WordCount.jar WordCount /input /output</text:p>
      </text:section>
      <text:h text:style-name="Heading_20_3" text:outline-level="3">Format:</text:h>
      <text:section text:style-name="Sect1" text:name="Section9">
        <text:p text:style-name="Preformatted_20_Text"><text:bookmark text:name="code-block-viewer8"/>hadoop jar &lt;jar-file&gt; &lt;main-class&gt; &lt;input-path&gt; &lt;output-path&gt;</text:p>
      </text:section>
      <text:p text:style-name="Horizontal_20_Line"/>
      <text:h text:style-name="Heading_20_2" text:outline-level="2">🟢 7. Check Output Files in HDFS</text:h>
      <text:section text:style-name="Sect1" text:name="Section10">
        <text:p text:style-name="Preformatted_20_Text"><text:bookmark text:name="code-block-viewer9"/>hdfs dfs -ls /output</text:p>
      </text:section>
      <text:p text:style-name="Text_20_body">You will see:</text:p>
      <text:list xml:id="list1018835697" text:style-name="L2">
        <text:list-item>
          <text:p text:style-name="P6">_SUCCESS </text:p>
        </text:list-item>
        <text:list-item>
          <text:p text:style-name="P5">part-r-00000 </text:p>
        </text:list-item>
      </text:list>
      <text:p text:style-name="Horizontal_20_Line"/>
      <text:h text:style-name="Heading_20_2" text:outline-level="2">🟢 8. View Final Output</text:h>
      <text:section text:style-name="Sect1" text:name="Section11">
        <text:p text:style-name="Preformatted_20_Text"><text:bookmark text:name="code-block-viewer10"/>hdfs dfs -cat /output/part-r-00000</text:p>
      </text:section>
      <text:p text:style-name="Text_20_body">Example output:</text:p>
      <text:section text:style-name="Sect1" text:name="Section12">
        <text:p text:style-name="P4"><text:bookmark text:name="code-block-viewer11"/>hadoop 1<text:line-break/>hello 2<text:line-break/>world 1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7">If the <text:span text:style-name="Strong_20_Emphasis">DataNode is NOT running in Hadoop</text:span>, the WordCount job will fail or HDFS will not function properly. Here are the <text:span text:style-name="Strong_20_Emphasis">complete step-by-step fixes and workflow</text:span> you follow in that situation.</text:p>
      <text:p text:style-name="Horizontal_20_Line"/>
      <text:h text:style-name="Heading_20_1" text:outline-level="1">🚨 Hadoop DataNode Not Running – Full Fix Steps</text:h>
      <text:p text:style-name="Horizontal_20_Line"/>
      <text:h text:style-name="Heading_20_1" text:outline-level="1">🟢 1. Check Hadoop Services First</text:h>
      <text:p text:style-name="Text_20_body">Run:</text:p>
      <text:section text:style-name="Sect1" text:name="Section13">
        <text:p text:style-name="Preformatted_20_Text"><text:bookmark text:name="code-block-viewer12"/>jps</text:p>
      </text:section>
      <text:h text:style-name="Heading_20_3" text:outline-level="3">Expected:</text:h>
      <text:p text:style-name="Text_20_body">You should see:</text:p>
      <text:list xml:id="list1520936822" text:style-name="L3">
        <text:list-item>
          <text:p text:style-name="P8">NameNode </text:p>
        </text:list-item>
        <text:list-item>
          <text:p text:style-name="P8">DataNode ❗ (missing in your case) </text:p>
        </text:list-item>
        <text:list-item>
          <text:p text:style-name="P7">SecondaryNameNode </text:p>
        </text:list-item>
      </text:list>
      <text:p text:style-name="Text_20_body">If <text:span text:style-name="Strong_20_Emphasis">DataNode is missing → problem confirmed</text:span></text:p>
      <text:p text:style-name="Horizontal_20_Line"/>
      <text:h text:style-name="Heading_20_1" text:outline-level="1">🟢 2. Check Logs (IMPORTANT)</text:h>
      <text:p text:style-name="Text_20_body">Go to logs folder:</text:p>
      <text:section text:style-name="Sect1" text:name="Section14">
        <text:p text:style-name="Preformatted_20_Text"><text:bookmark text:name="code-block-viewer13"/>cd $HADOOP_HOME/logs</text:p>
        <text:p text:style-name="Preformatted_20_Text">ls</text:p>
      </text:section>
      <text:p text:style-name="Text_20_body">Check DataNode log:</text:p>
      <text:section text:style-name="Sect1" text:name="Section15">
        <text:p text:style-name="Preformatted_20_Text"><text:bookmark text:name="code-block-viewer14"/>cat hadoop-*-datanode-*.log</text:p>
      </text:section>
      <text:p text:style-name="Text_20_body">Look for errors like:</text:p>
      <text:list xml:id="list2284783592" text:style-name="L4">
        <text:list-item>
          <text:p text:style-name="P10">"Incompatible cluster ID" </text:p>
        </text:list-item>
        <text:list-item>
          <text:p text:style-name="P10">"Directory not found" </text:p>
        </text:list-item>
        <text:list-item>
          <text:p text:style-name="P9">"Permission denied" </text:p>
        </text:list-item>
      </text:list>
      <text:p text:style-name="Horizontal_20_Line"/>
      <text:h text:style-name="Heading_20_1" text:outline-level="1">🟢 3. Most Common Fix (Format Issue)</text:h>
      <text:h text:style-name="Heading_20_3" text:outline-level="3">⚠️ If cluster ID mismatch or corrupted metadata:</text:h>
      <text:p text:style-name="Text_20_body">Stop Hadoop first:</text:p>
      <text:section text:style-name="Sect1" text:name="Section16">
        <text:p text:style-name="Preformatted_20_Text"><text:bookmark text:name="code-block-viewer15"/><text:soft-page-break/>stop-dfs.sh</text:p>
      </text:section>
      <text:p text:style-name="Horizontal_20_Line"/>
      <text:h text:style-name="Heading_20_2" text:outline-level="2">🧨 4. FORMAT NameNode (ONLY if needed)</text:h>
      <text:p text:style-name="Text_20_body">⚠️ WARNING: This deletes HDFS data</text:p>
      <text:section text:style-name="Sect1" text:name="Section17">
        <text:p text:style-name="Preformatted_20_Text"><text:bookmark text:name="code-block-viewer16"/>hdfs namenode -format</text:p>
      </text:section>
      <text:p text:style-name="Horizontal_20_Line"/>
      <text:h text:style-name="Heading_20_1" text:outline-level="1">🟢 5. Delete Old Hadoop Data (VERY IMPORTANT)</text:h>
      <text:p text:style-name="Text_20_body">Remove old stored data:</text:p>
      <text:section text:style-name="Sect1" text:name="Section18">
        <text:p text:style-name="Preformatted_20_Text"><text:bookmark text:name="code-block-viewer17"/>rm -rf /usr/local/hadoop/data/namenode/*</text:p>
        <text:p text:style-name="Preformatted_20_Text">rm -rf /usr/local/hadoop/data/datanode/*</text:p>
      </text:section>
      <text:p text:style-name="Text_20_body">(or your configured paths in <text:span text:style-name="Source_20_Text">hdfs-site.xml</text:span>)</text:p>
      <text:p text:style-name="Horizontal_20_Line"/>
      <text:h text:style-name="Heading_20_1" text:outline-level="1">🟢 6. Start Hadoop Again</text:h>
      <text:section text:style-name="Sect1" text:name="Section19">
        <text:p text:style-name="Preformatted_20_Text"><text:bookmark text:name="code-block-viewer18"/>start-dfs.sh</text:p>
      </text:section>
      <text:p text:style-name="Horizontal_20_Line"/>
      <text:h text:style-name="Heading_20_1" text:outline-level="1">🟢 7. Check Again</text:h>
      <text:section text:style-name="Sect1" text:name="Section20">
        <text:p text:style-name="Preformatted_20_Text"><text:bookmark text:name="code-block-viewer19"/>jps</text:p>
      </text:section>
      <text:p text:style-name="Text_20_body">Now you SHOULD see:</text:p>
      <text:list xml:id="list2281688230" text:style-name="L5">
        <text:list-item>
          <text:p text:style-name="P12">NameNode </text:p>
        </text:list-item>
        <text:list-item>
          <text:p text:style-name="P12">DataNode ✔ </text:p>
        </text:list-item>
        <text:list-item>
          <text:p text:style-name="P11">SecondaryNameNode </text:p>
        </text:list-item>
      </text:list>
      <text:p text:style-name="Horizontal_20_Line"/>
      <text:h text:style-name="Heading_20_1" text:outline-level="1">🟢 8. If DataNode Still NOT Starts (Manual Fix)</text:h>
      <text:p text:style-name="Text_20_body">Try starting manually:</text:p>
      <text:section text:style-name="Sect1" text:name="Section21">
        <text:p text:style-name="Preformatted_20_Text"><text:bookmark text:name="code-block-viewer20"/>hdfs --daemon start datanode</text:p>
      </text:section>
      <text:p text:style-name="Text_20_body">Then check:</text:p>
      <text:section text:style-name="Sect1" text:name="Section22">
        <text:p text:style-name="Preformatted_20_Text"><text:bookmark text:name="code-block-viewer21"/>jps</text:p>
      </text:section>
      <text:p text:style-name="Horizontal_20_Line"/>
      <text:h text:style-name="Heading_20_1" text:outline-level="1"><text:soft-page-break/>🟢 9. Check Disk / Permissions Issue</text:h>
      <text:p text:style-name="Text_20_body">If still failing:</text:p>
      <text:h text:style-name="Heading_20_3" text:outline-level="3">Check space:</text:h>
      <text:section text:style-name="Sect1" text:name="Section23">
        <text:p text:style-name="Preformatted_20_Text"><text:bookmark text:name="code-block-viewer22"/>df -h</text:p>
      </text:section>
      <text:h text:style-name="Heading_20_3" text:outline-level="3">Fix permissions:</text:h>
      <text:section text:style-name="Sect1" text:name="Section24">
        <text:p text:style-name="Preformatted_20_Text"><text:bookmark text:name="code-block-viewer23"/>sudo chown -R $USER:$USER /usr/local/hadoop</text:p>
      </text:section>
      <text:p text:style-name="Horizontal_20_Line"/>
      <text:h text:style-name="Heading_20_1" text:outline-level="1">🟢 10. Verify HDFS Works</text:h>
      <text:section text:style-name="Sect1" text:name="Section25">
        <text:p text:style-name="Preformatted_20_Text"><text:bookmark text:name="code-block-viewer24"/>hdfs dfs -ls /</text:p>
      </text:section>
      <text:p text:style-name="Text_20_body">If this works → cluster is healthy.</text:p>
      <text:p text:style-name="Horizontal_20_Line"/>
      <text:h text:style-name="Heading_20_1" text:outline-level="1">🟢 11. Then Run Your Program</text:h>
      <text:p text:style-name="Text_20_body">Only after DataNode is running:</text:p>
      <text:section text:style-name="Sect1" text:name="Section26">
        <text:p text:style-name="Preformatted_20_Text"><text:bookmark text:name="code-block-viewer25"/>hdfs dfs -mkdir /input</text:p>
        <text:p text:style-name="Preformatted_20_Text">hdfs dfs -put input.txt /input</text:p>
        <text:p text:style-name="Preformatted_20_Text">hadoop jar WordCount.jar WordCount /input /output</text:p>
        <text:p text:style-name="Preformatted_20_Text">hdfs dfs -cat /output/part-r-00000</text:p>
      </text:section>
      <text:p text:style-name="Horizontal_20_Line"/>
      <text:h text:style-name="Heading_20_1" text:outline-level="1">⚠️ WHY DataNode Fails (Simple Explanation)</text:h>
      <text:p text:style-name="Text_20_body">DataNode usually fails due to:</text:p>
      <text:list xml:id="list1528692869" text:style-name="L6">
        <text:list-item>
          <text:p text:style-name="P14">❌ NameNode format mismatch </text:p>
        </text:list-item>
        <text:list-item>
          <text:p text:style-name="P14">❌ Wrong cluster ID </text:p>
        </text:list-item>
        <text:list-item>
          <text:p text:style-name="P14">❌ Old Hadoop data exists </text:p>
        </text:list-item>
        <text:list-item>
          <text:p text:style-name="P14">❌ Permission issues </text:p>
        </text:list-item>
        <text:list-item>
          <text:p text:style-name="P14">❌ Port conflict </text:p>
        </text:list-item>
        <text:list-item>
          <text:p text:style-name="P13">❌ Corrupted <text:span text:style-name="Source_20_Text">/tmp</text:span> or HDFS storage </text:p>
        </text:list-item>
      </text:list>
      <text:p text:style-name="Horizontal_20_Line"/>
      <text:h text:style-name="Heading_20_1" text:outline-level="1">🎯 QUICK SHORT VERSION (For Exam/Viva)</text:h>
      <text:p text:style-name="Text_20_body">If DataNode is not running:</text:p>
      <text:list xml:id="list4023736116" text:style-name="L7">
        <text:list-item>
          <text:p text:style-name="P16"><text:span text:style-name="Source_20_Text">jps</text:span> check </text:p>
        </text:list-item>
        <text:list-item>
          <text:p text:style-name="P16"><text:soft-page-break/>check logs in <text:span text:style-name="Source_20_Text">$HADOOP_HOME/logs</text:span> </text:p>
        </text:list-item>
        <text:list-item>
          <text:p text:style-name="P16">stop Hadoop → <text:span text:style-name="Source_20_Text">stop-dfs.sh</text:span> </text:p>
        </text:list-item>
        <text:list-item>
          <text:p text:style-name="P16">format NameNode (if needed) </text:p>
        </text:list-item>
        <text:list-item>
          <text:p text:style-name="P16">delete old namenode/datanode data </text:p>
        </text:list-item>
        <text:list-item>
          <text:p text:style-name="P16">restart Hadoop → <text:span text:style-name="Source_20_Text">start-dfs.sh</text:span> </text:p>
        </text:list-item>
        <text:list-item>
          <text:p text:style-name="P15">verify using <text:span text:style-name="Source_20_Text">jps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12:04:45.263873018</meta:creation-date>
    <dc:date>2026-04-17T12:07:21.809677179</dc:date>
    <meta:editing-duration>PT2M36S</meta:editing-duration>
    <meta:editing-cycles>1</meta:editing-cycles>
    <meta:document-statistic meta:table-count="0" meta:image-count="0" meta:object-count="0" meta:page-count="6" meta:paragraph-count="118" meta:word-count="515" meta:character-count="3033" meta:non-whitespace-character-count="2636"/>
    <meta:generator>LibreOffice/7.3.7.2$Linux_X86_64 LibreOffice_project/30$Build-2</meta:generator>
  </office:meta>
</office:document-meta>
</file>